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cfc" officeooo:paragraph-rsid="0002dcfc"/>
    </style:style>
    <style:style style:name="P2" style:family="paragraph" style:parent-style-name="Standard">
      <style:text-properties officeooo:rsid="00031692" officeooo:paragraph-rsid="00031692"/>
    </style:style>
    <style:style style:name="P3" style:family="paragraph" style:parent-style-name="Standard">
      <style:text-properties officeooo:rsid="000356d5" officeooo:paragraph-rsid="000356d5"/>
    </style:style>
    <style:style style:name="T1" style:family="text">
      <style:text-properties officeooo:rsid="00031692"/>
    </style:style>
    <style:style style:name="T2" style:family="text">
      <style:text-properties officeooo:rsid="00035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Where cubes Left is a list full of all the cubes that have not been used (all the cubes initially) and cubesUsed is a list of the cubes in the current tower (empty initially)</text:p>
      <text:p text:style-name="P1">FUNCTION recersion(cubesLeft, CubesUsed)</text:p>
      <text:p text:style-name="P1"><text:tab/>if cubesLeft IS EMPTY</text:p>
      <text:p text:style-name="P2"><text:tab/><text:tab/>height ← 0</text:p>
      <text:p text:style-name="P1"><text:tab/><text:tab/>FOREATCH cube in CubesUsed</text:p>
      <text:p text:style-name="P1"><text:tab/><text:tab/><text:tab/><text:span text:style-name="T1">height ← height + cube.height</text:span></text:p>
      <text:p text:style-name="P1"><text:tab/><text:tab/><text:span text:style-name="T1">print “Height of tower” + height </text:span></text:p>
      <text:p text:style-name="P1"><text:tab/><text:span text:style-name="T1">FOREATCH cube in cubesLeft</text:span></text:p>
      <text:p text:style-name="P1"><text:tab/><text:tab/><text:span text:style-name="T1">if cubesUsed is empty or not LastElement in cubesUsed.color = cube.color</text:span></text:p>
      <text:p text:style-name="P1"><text:tab/><text:tab/><text:tab/><text:span text:style-name="T2">recersion(cubesLeft – cube, cubesUsed + cube)</text:span></text:p>
      <text:p text:style-name="P3"/>
      <text:p text:style-name="P3"/>
      <text:p text:style-name="P3">This will print all the solutions, for all tow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zell</meta:initial-creator>
    <meta:creation-date>2016-10-25T13:00:54.546069845</meta:creation-date>
    <dc:date>2016-10-25T13:55:47.655987547</dc:date>
    <dc:creator>Tom Hazell</dc:creator>
    <meta:editing-duration>PT9M32S</meta:editing-duration>
    <meta:editing-cycles>1</meta:editing-cycles>
    <meta:document-statistic meta:table-count="0" meta:image-count="0" meta:object-count="0" meta:page-count="1" meta:paragraph-count="11" meta:word-count="88" meta:character-count="541" meta:non-whitespace-character-count="446"/>
    <meta:generator>LibreOffice/5.0.6.2$Linux_X86_64 LibreOffice_project/00m0$Build-2</meta:generator>
  </office:meta>
</office:document-meta>
</file>